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 svg:font-family="'Open Sans', sans-serif"/>
    <style:font-face style:name="OpenSymbol" svg:font-family="OpenSymbo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P1" style:family="paragraph" style:parent-style-name="Text_20_body" style:list-style-name="L3"/>
    <style:style style:name="P2" style:family="paragraph" style:parent-style-name="Text_20_body" style:list-style-name="L4"/>
    <style:style style:name="P3" style:family="paragraph" style:parent-style-name="Text_20_body">
      <style:paragraph-properties fo:text-align="end" style:justify-single-word="false"/>
      <style:text-properties fo:font-size="28pt" style:font-size-asian="28pt" style:font-size-complex="28pt"/>
    </style:style>
    <style:style style:name="P4" style:family="paragraph" style:parent-style-name="Text_20_body">
      <style:paragraph-properties fo:text-align="center" style:justify-single-word="false"/>
      <style:text-properties fo:font-size="28pt" style:font-size-asian="28pt" style:font-size-complex="28pt"/>
    </style:style>
    <style:style style:name="P5" style:family="paragraph" style:parent-style-name="Heading_20_1">
      <style:paragraph-properties fo:break-before="page"/>
    </style:style>
    <style:style style:name="T1" style:family="text">
      <style:text-properties fo:font-variant="normal" fo:text-transform="none" fo:color="#000000" style:font-name="inherit" fo:font-size="9.75pt" fo:letter-spacing="normal" fo:font-style="normal" fo:font-weight="normal"/>
    </style:style>
    <style:style style:name="T2" style:family="text">
      <style:text-properties fo:font-size="24pt" fo:font-style="italic" style:font-size-asian="24pt" style:font-style-asian="italic" style:font-size-complex="24pt" style:font-style-complex="itali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5in"/>
      </text:list-level-style-number>
      <text:list-level-style-number text:level="2" text:style-name="Numbering_20_Symbols" style:num-suffix="." style:num-format="1">
        <style:list-level-properties text:space-before="0.5in"/>
      </text:list-level-style-number>
      <text:list-level-style-number text:level="3" text:style-name="Numbering_20_Symbols" style:num-suffix="." style:num-format="1">
        <style:list-level-properties text:space-before="0.5in"/>
      </text:list-level-style-number>
      <text:list-level-style-number text:level="4" text:style-name="Numbering_20_Symbols" style:num-suffix="." style:num-format="1">
        <style:list-level-properties text:space-before="2.2673in" text:min-label-width="0.1965in"/>
      </text:list-level-style-number>
      <text:list-level-style-number text:level="5" text:style-name="Numbering_20_Symbols" style:num-suffix="." style:num-format="1">
        <style:list-level-properties text:space-before="2.7583in" text:min-label-width="0.1965in"/>
      </text:list-level-style-number>
      <text:list-level-style-number text:level="6" text:style-name="Numbering_20_Symbols" style:num-suffix="." style:num-format="1">
        <style:list-level-properties text:space-before="3.2492in" text:min-label-width="0.1965in"/>
      </text:list-level-style-number>
      <text:list-level-style-number text:level="7" text:style-name="Numbering_20_Symbols" style:num-suffix="." style:num-format="1">
        <style:list-level-properties text:space-before="3.7402in" text:min-label-width="0.1965in"/>
      </text:list-level-style-number>
      <text:list-level-style-number text:level="8" text:style-name="Numbering_20_Symbols" style:num-suffix="." style:num-format="1">
        <style:list-level-properties text:space-before="4.2315in" text:min-label-width="0.1965in"/>
      </text:list-level-style-number>
      <text:list-level-style-number text:level="9" text:style-name="Numbering_20_Symbols" style:num-suffix="." style:num-format="1">
        <style:list-level-properties text:space-before="4.7224in" text:min-label-width="0.1965in"/>
      </text:list-level-style-number>
      <text:list-level-style-number text:level="10" text:style-name="Numbering_20_Symbols" style:num-suffix="." style:num-format="1">
        <style:list-level-properties text:space-before="5.2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itlePage">
        <table:table table:name="Table1" table:style-name="Table1">
          <table:table-column table:style-name="Table1.A"/>
          <table:table-row>
            <table:table-cell table:style-name="Table1.A1" office:value-type="string">
              <text:p text:style-name="P4">Clue-less Project</text:p>
            </table:table-cell>
          </table:table-row>
        </table:table>
        <text:p text:style-name="P3"/>
        <table:table table:name="Table2" table:style-name="Table2">
          <table:table-column table:style-name="Table2.A"/>
          <table:table-row>
            <table:table-cell table:style-name="Table2.A1" office:value-type="string">
              <text:p text:style-name="P3">Software Quality Plan</text:p>
              <text:p text:style-name="P3">September 2019</text:p>
              <text:p text:style-name="P3"><text:span text:style-name="T2"/></text:p>
              <text:p text:style-name="P3"><text:span text:style-name="T2">Undecided Team</text:span></text:p>
            </table:table-cell>
          </table:table-row>
        </table:table>
      </text:section>
      <text:h text:style-name="P5" text:outline-level="1"><text:span text:style-name="T1">Introduction</text:span></text:h>
      <text:p text:style-name="Text_20_body"><text:span text:style-name="T1">This Software Quality Plan establishes the standards and methods that will be used to perform the quality assurance functions of the Undecided Team “Clue-less” project.</text:span></text:p>
      <text:h text:style-name="Heading_20_2" text:outline-level="2"><text:span text:style-name="T1">Scope</text:span></text:h>
      <text:p text:style-name="Text_20_body"><text:span text:style-name="T1">The Software Quality Plan establishes the following:</text:span></text:p>
      <text:list xml:id="list5984669821437374089" text:style-name="L3">
        <text:list-item>
          <text:p text:style-name="P1"><text:span text:style-name="T1">Identifies the role of quality assurance in the activities of software development</text:span></text:p>
        </text:list-item>
        <text:list-item>
          <text:p text:style-name="P1"><text:span text:style-name="T1">Establishes the activities and work products performed in the quality assurance role</text:span></text:p>
        </text:list-item>
        <text:list-item>
          <text:p text:style-name="P1"><text:span text:style-name="T1">Identifies the work products anticipated in the performance of quality assurance activities</text:span></text:p>
        </text:list-item>
      </text:list>
      <text:h text:style-name="Heading_20_2" text:outline-level="2"><text:span text:style-name="T1">Project Milestones</text:span></text:h>
      <text:p text:style-name="Text_20_body"><text:span text:style-name="T1"/></text:p>
      <text:h text:style-name="Heading_20_2" text:outline-level="2"><text:span text:style-name="T1">External References</text:span></text:h>
      <text:p text:style-name="Text_20_body"><text:span text:style-name="T1">The following external documents will be used as standards for the quality assurance function:</text:span></text:p>
      <text:list xml:id="list6614766002964822612" text:style-name="L4">
        <text:list-item>
          <text:p text:style-name="P2"><text:span text:style-name="T1">Johns Hopkins Java coding style</text:span></text:p>
        </text:list-item>
      </text:list>
      <text:h text:style-name="Heading_20_1" text:outline-level="1"><text:span text:style-name="T1">Quality Roles and Responsibilities</text:span></text:h>
      <text:p text:style-name="Text_20_body"><text:span text:style-name="T1">A single member of the team will be identified as the software quality manager. In this role, that member will approve all work products to be presented to the customer</text:span></text:p>
      <text:h text:style-name="Heading_20_1" text:outline-level="1"><text:span text:style-name="T1">Reviews</text:span></text:h>
      <text:p text:style-name="Text_20_body"><text:span text:style-name="T1">The team will communicate using the Blackboard group discussion tool. For each work product, a discussion will be created to announce preliminary work product documents, discuss options for revision and determine the final form of the document.</text:span></text:p>
      <text:h text:style-name="Heading_20_2" text:outline-level="2"><text:span text:style-name="T1">Periodic Code (Peer) Reviews</text:span></text:h>
      <text:p text:style-name="Text_20_body"><text:span text:style-name="T1">During code development, a minimum of two team members will be required to accept software modules into the project.</text:span></text:p>
      <text:h text:style-name="Heading_20_2" text:outline-level="2"><text:span text:style-name="T1">Document Acceptance</text:span></text:h>
      <text:p text:style-name="Text_20_body"><text:span text:style-name="T1">Documents will be considered accepted for submission when the quality manager determines that consensus is reached on the final form of the document.</text:span></text:p>
      <text:h text:style-name="Heading_20_1" text:outline-level="1"><text:span text:style-name="T1">Configuration Management</text:span></text:h>
      <text:p text:style-name="Text_20_body"><text:span text:style-name="T1">The configuration management function ensures that software modules meet requirements for compilation using the project established source language and version.</text:span></text:p>
      <text:h text:style-name="Heading_20_2" text:outline-level="2"><text:soft-page-break/><text:span text:style-name="T1">Source Language</text:span></text:h>
      <text:p text:style-name="Text_20_body"><text:span text:style-name="T1">The project will establish a single language standard for all source modules. The vendor and exact version of this language will remain constant throughout the development life-cycle.</text:span></text:p>
      <text:h text:style-name="Heading_20_2" text:outline-level="2"><text:span text:style-name="T1">Development Environment</text:span></text:h>
      <text:p text:style-name="Text_20_body"><text:span text:style-name="T1">Individual software module contributors will choose their own development environments, including any preferred editor, compiler, debugger and run-time.</text:span></text:p>
      <text:h text:style-name="Heading_20_3" text:outline-level="3"><text:span text:style-name="T1">Operating System Requirements</text:span></text:h>
      <text:p text:style-name="Text_20_body"><text:span text:style-name="T1">Individual software module contributors will be responsible for maintaining a </text:span></text:p>
      <text:h text:style-name="Heading_20_3" text:outline-level="3"><text:span text:style-name="T1">Compiler Requirements</text:span></text:h>
      <text:p text:style-name="Text_20_body"><text:span text:style-name="T1">All software modules must be submitted to a common repository to perform the integration testing function. Modules will consist of text source in the assigned language.</text:span></text:p>
      <text:h text:style-name="Heading_20_3" text:outline-level="3"><text:span text:style-name="T1">Code Repository</text:span></text:h>
      <text:p text:style-name="Text_20_body"><text:span text:style-name="T1">The team will use a single software repository for all source files included in project deliveries. All team members will have equal access to source files in order to facilitate the unit testing function.</text:span></text:p>
      <text:h text:style-name="Heading_20_2" text:outline-level="2"><text:span text:style-name="T1">Build System</text:span></text:h>
      <text:p text:style-name="Text_20_body"><text:span text:style-name="T1">A software build team will consist of 1 or 2 members. It will be the responsibility of the software build team to build all deliverable program modules in their final form. At every stage of the project, exactly one build server will be used. No software changes will be allowed on the build system in the development tool chain for the duration of the project.</text:span></text:p>
      <text:h text:style-name="Heading_20_3" text:outline-level="3"><text:span text:style-name="T1">Unit Tests</text:span></text:h>
      <text:p text:style-name="Text_20_body"><text:span text:style-name="T1">Each code module will be tested against the requirements document before acceptance. Such tests may be performed outside of the build system.</text:span></text:p>
      <text:h text:style-name="Heading_20_3" text:outline-level="3"><text:span text:style-name="T1">Integration Tests</text:span></text:h>
      <text:p text:style-name="Text_20_body"><text:span text:style-name="T1">All code must pass integration acceptance after compilation by the build team using the official build system.</text:span></text:p>
      <text:h text:style-name="Heading_20_3" text:outline-level="3"><text:span text:style-name="T1">Acceptance Tests</text:span></text:h>
      <text:h text:style-name="Heading_20_1" text:outline-level="1"><text:span text:style-name="T1">Verification and Validation</text:spa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 svg:font-family="'Open Sans', sans-serif"/>
    <style:font-face style:name="OpenSymbol" svg:font-family="OpenSymbo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l Huddleston</meta:initial-creator>
    <meta:creation-date>2019-09-22T22:06:33.98</meta:creation-date>
    <dc:date>2019-09-22T23:00:21.16</dc:date>
    <dc:creator>Joel Huddleston</dc:creator>
    <meta:editing-duration>PT2M35S</meta:editing-duration>
    <meta:editing-cycles>3</meta:editing-cycles>
    <meta:generator>OpenOffice/4.1.1$Win32 OpenOffice.org_project/411m6$Build-9775</meta:generator>
    <meta:document-statistic meta:table-count="2" meta:image-count="0" meta:object-count="0" meta:page-count="3" meta:paragraph-count="43" meta:word-count="507" meta:character-count="3316"/>
  </office:meta>
</office:document-meta>
</file>